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text-line-through-style="solid"/>
    </style:style>
    <style:style style:name="P13" style:family="paragraph" style:parent-style-name="Standard" style:list-style-name="L1">
      <style:text-properties style:text-line-through-style="solid"/>
    </style:style>
    <style:style style:name="P14" style:family="paragraph" style:parent-style-name="Standard" style:list-style-name="L2">
      <style:text-properties style:text-line-through-style="solid"/>
    </style:style>
    <style:style style:name="P15" style:family="paragraph" style:parent-style-name="Standard" style:list-style-name="L2">
      <style:text-properties style:text-line-through-style="solid"/>
    </style:style>
    <style:style style:name="P16" style:family="paragraph" style:parent-style-name="Standard" style:list-style-name="L2">
      <style:text-properties style:text-line-through-style="solid"/>
    </style:style>
    <style:style style:name="P17" style:family="paragraph" style:parent-style-name="Standard" style:list-style-name="L2">
      <style:text-properties style:text-line-through-style="solid"/>
    </style:style>
    <style:style style:name="P18" style:family="paragraph" style:parent-style-name="Standard" style:list-style-name="L2">
      <style:text-properties style:text-line-through-style="solid"/>
    </style:style>
    <style:style style:name="P19" style:family="paragraph" style:parent-style-name="Standard" style:list-style-name="L2">
      <style:text-properties style:text-line-through-style="solid"/>
    </style:style>
    <style:style style:name="P20" style:family="paragraph" style:parent-style-name="Standard" style:list-style-name="L2">
      <style:text-properties style:text-line-through-style="solid"/>
    </style:style>
    <style:style style:name="P21" style:family="paragraph" style:parent-style-name="Standard" style:list-style-name="L2">
      <style:text-properties style:text-line-through-style="solid"/>
    </style:style>
    <style:style style:name="P22" style:family="paragraph" style:parent-style-name="Standard" style:list-style-name="L3">
      <style:text-properties style:text-line-through-style="solid"/>
    </style:style>
    <style:style style:name="P23" style:family="paragraph" style:parent-style-name="Standard" style:list-style-name="L1">
      <style:text-properties style:text-line-through-style="solid"/>
    </style:style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2"/>
    <style:style style:name="P35" style:family="paragraph" style:parent-style-name="Standard" style:list-style-name="L2"/>
    <style:style style:name="P36" style:family="paragraph" style:parent-style-name="Standard" style:list-style-name="L2"/>
    <style:style style:name="P37" style:family="paragraph" style:parent-style-name="Standard" style:list-style-name="L2"/>
    <style:style style:name="P38" style:family="paragraph" style:parent-style-name="Standard" style:list-style-name="L2"/>
    <style:style style:name="P39" style:family="paragraph" style:parent-style-name="Standard" style:list-style-name="L2">
      <style:text-properties style:text-line-through-style="none"/>
    </style:style>
    <style:style style:name="P40" style:family="paragraph" style:parent-style-name="Standard" style:list-style-name="L2"/>
    <style:style style:name="P41" style:family="paragraph" style:parent-style-name="Standard" style:list-style-name="L2"/>
    <style:style style:name="P42" style:family="paragraph" style:parent-style-name="Standard" style:list-style-name="L2"/>
    <style:style style:name="P43" style:family="paragraph" style:parent-style-name="Standard" style:list-style-name="L2"/>
    <style:style style:name="P44" style:family="paragraph" style:parent-style-name="Standard" style:list-style-name="L2"/>
    <style:style style:name="P45" style:family="paragraph" style:parent-style-name="Standard" style:list-style-name="L2"/>
    <style:style style:name="P46" style:family="paragraph" style:parent-style-name="Standard" style:list-style-name="L2"/>
    <style:style style:name="P47" style:family="paragraph" style:parent-style-name="Standard" style:list-style-name="L2"/>
    <style:style style:name="P48" style:family="paragraph" style:parent-style-name="Standard" style:list-style-name="L2"/>
    <style:style style:name="P49" style:family="paragraph" style:parent-style-name="Standard" style:list-style-name="L2"/>
    <style:style style:name="P50" style:family="paragraph" style:parent-style-name="Standard" style:list-style-name="L2"/>
    <style:style style:name="P51" style:family="paragraph" style:parent-style-name="Standard" style:list-style-name="L2"/>
    <style:style style:name="P52" style:family="paragraph" style:parent-style-name="Standard" style:list-style-name="L2"/>
    <style:style style:name="P53" style:family="paragraph" style:parent-style-name="Standard" style:list-style-name="L2"/>
    <style:style style:name="P54" style:family="paragraph" style:parent-style-name="Standard" style:list-style-name="L2"/>
    <style:style style:name="P55" style:family="paragraph" style:parent-style-name="Standard" style:list-style-name="L2"/>
    <style:style style:name="P56" style:family="paragraph" style:parent-style-name="Standard" style:list-style-name="L2"/>
    <style:style style:name="P57" style:family="paragraph" style:parent-style-name="Standard" style:list-style-name="L2"/>
    <style:style style:name="P58" style:family="paragraph" style:parent-style-name="Standard" style:list-style-name="L2"/>
    <style:style style:name="P59" style:family="paragraph" style:parent-style-name="Standard" style:list-style-name="L3"/>
    <style:style style:name="P60" style:family="paragraph" style:parent-style-name="Standard" style:list-style-name="L4"/>
    <style:style style:name="P61" style:family="paragraph" style:parent-style-name="Standard" style:list-style-name="L4"/>
    <style:style style:name="P62" style:family="paragraph" style:parent-style-name="Standard" style:list-style-name="L4"/>
    <style:style style:name="P63" style:family="paragraph" style:parent-style-name="Standard" style:list-style-name="L4"/>
    <style:style style:name="P64" style:family="paragraph" style:parent-style-name="Standard" style:list-style-name="L4"/>
    <style:style style:name="P65" style:family="paragraph" style:parent-style-name="Standard" style:list-style-name="L4"/>
    <style:style style:name="P66" style:family="paragraph" style:parent-style-name="Standard" style:list-style-name="L4"/>
    <style:style style:name="P67" style:family="paragraph" style:parent-style-name="Standard" style:list-style-name="L4"/>
    <style:style style:name="P68" style:family="paragraph" style:parent-style-name="Standard" style:list-style-name="L4"/>
    <style:style style:name="P69" style:family="paragraph" style:parent-style-name="Standard" style:list-style-name="L4"/>
    <style:style style:name="P70" style:family="paragraph" style:parent-style-name="Standard" style:list-style-name="L1"/>
    <style:style style:name="P71" style:family="paragraph" style:parent-style-name="Standard" style:list-style-name="L1"/>
    <style:style style:name="P72" style:family="paragraph" style:parent-style-name="Standard" style:list-style-name="L1"/>
    <style:style style:name="P73" style:family="paragraph" style:parent-style-name="Standard" style:list-style-name="L1"/>
    <style:style style:name="P74" style:family="paragraph" style:parent-style-name="Standard" style:list-style-name="L1"/>
    <style:style style:name="P75" style:family="paragraph" style:parent-style-name="Standard" style:list-style-name="L1"/>
    <style:style style:name="P76" style:family="paragraph" style:parent-style-name="Standard" style:list-style-name="L1"/>
    <style:style style:name="P77" style:family="paragraph" style:parent-style-name="Standard" style:list-style-name="L1"/>
    <style:style style:name="P78" style:family="paragraph" style:parent-style-name="Standard" style:list-style-name="L1"/>
    <style:style style:name="P79" style:family="paragraph" style:parent-style-name="Standard" style:list-style-name="L1"/>
    <style:style style:name="P80" style:family="paragraph" style:parent-style-name="Standard" style:list-style-name="L1"/>
    <style:style style:name="P81" style:family="paragraph" style:parent-style-name="Standard" style:list-style-name="L1"/>
    <style:style style:name="P82" style:family="paragraph" style:parent-style-name="Standard" style:list-style-name="L1"/>
    <style:style style:name="P83" style:family="paragraph" style:parent-style-name="Standard" style:list-style-name="L1"/>
    <style:style style:name="P84" style:family="paragraph" style:parent-style-name="Standard" style:list-style-name="L1"/>
    <style:style style:name="P85" style:family="paragraph" style:parent-style-name="Standard" style:list-style-name="L1"/>
    <style:style style:name="P86" style:family="paragraph" style:parent-style-name="Standard" style:list-style-name="L1"/>
    <style:style style:name="P87" style:family="paragraph" style:parent-style-name="Standard" style:list-style-name="L1"/>
    <style:style style:name="P88" style:family="paragraph" style:parent-style-name="Standard" style:list-style-name="L1"/>
    <style:style style:name="P89" style:family="paragraph" style:parent-style-name="Standard" style:list-style-name="L1"/>
    <style:style style:name="P90" style:family="paragraph" style:parent-style-name="Standard" style:list-style-name="L1"/>
    <style:style style:name="P91" style:family="paragraph" style:parent-style-name="Standard" style:list-style-name="L1"/>
    <style:style style:name="P92" style:family="paragraph" style:parent-style-name="Standard" style:list-style-name="L1"/>
    <style:style style:name="P93" style:family="paragraph" style:parent-style-name="Standard" style:list-style-name="L1"/>
    <style:style style:name="P94" style:family="paragraph" style:parent-style-name="Standard" style:list-style-name="L1"/>
    <style:style style:name="P95" style:family="paragraph" style:parent-style-name="Standard" style:list-style-name="L5"/>
    <style:style style:name="P96" style:family="paragraph" style:parent-style-name="Standard" style:list-style-name="L5"/>
    <style:style style:name="P97" style:family="paragraph" style:parent-style-name="Standard" style:list-style-name="L5"/>
    <style:style style:name="P98" style:family="paragraph" style:parent-style-name="Standard" style:list-style-name="L5"/>
    <style:style style:name="P99" style:family="paragraph" style:parent-style-name="Standard" style:list-style-name="L5"/>
    <style:style style:name="P100" style:family="paragraph" style:parent-style-name="Standard" style:list-style-name="L5"/>
    <style:style style:name="P101" style:family="paragraph" style:parent-style-name="Standard" style:list-style-name="L5"/>
    <style:style style:name="P102" style:family="paragraph" style:parent-style-name="Standard" style:list-style-name="L5"/>
    <style:style style:name="P103" style:family="paragraph" style:parent-style-name="Standard" style:list-style-name="L5"/>
    <style:style style:name="P104" style:family="paragraph" style:parent-style-name="Standard" style:list-style-name="L5"/>
    <style:style style:name="P105" style:family="paragraph" style:parent-style-name="Standard" style:list-style-name="L5"/>
    <style:style style:name="P106" style:family="paragraph" style:parent-style-name="Standard" style:list-style-name="L5"/>
    <style:style style:name="P107" style:family="paragraph" style:parent-style-name="Standard" style:list-style-name="L5"/>
    <style:style style:name="P108" style:family="paragraph" style:parent-style-name="Standard" style:list-style-name="L2"/>
    <style:style style:name="P109" style:family="paragraph" style:parent-style-name="Standard" style:list-style-name="L2"/>
    <style:style style:name="P110" style:family="paragraph" style:parent-style-name="Standard" style:list-style-name="L1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text:style-name="L1">
        <text:list-item>
          <text:p text:style-name="P1">fix up undo/redo of diagrams<text:line-break/>(12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fix backbone loading<text:line-break/>(10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text:style-name="L1" text:continue-numbering="true">
        <text:list-item>
          <text:p text:style-name="P12">[aaa] indices</text:p>
        </text:list-item>
        <text:list-item>
          <text:p text:style-name="P1">better copy and positioning when placing existing component</text:p>
        </text:list-item>
        <text:list-item>
          <text:p text:style-name="P1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text:style-name="L2">
        <text:list-item>
          <text:p text:style-name="P14">fix attribute copying and aliasing</text:p>
        </text:list-item>
        <text:list-item>
          <text:p text:style-name="P31">fix up undo/redo of diagrams by providing generic mechanism. <text:s/>make sure to keep the foreground/background diagram updating.</text:p>
        </text:list-item>
        <text:list-item>
          <text:p text:style-name="P31">visual lockdown bugs -&gt; showing full ports and slots of a part when added</text:p>
        </text:list-item>
        <text:list-item>
          <text:p text:style-name="P31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31">fix backbone loading so that order within single stratum doesn't count. <text:s/>perhaps get rid of xstream and use something faster. <text:s/>should still be ascii though (or possibly a choice between binary and ascii)</text:p>
        </text:list-item>
        <text:list-item>
          <text:p text:style-name="P31">separate out strata configs so that $env vars etc can be brought used. <text:s/>should be able to have top level config as user changeable, a la spring.</text:p>
        </text:list-item>
        <text:list-item>
          <text:p text:style-name="P31"><text:soft-page-break/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31">need to speed up diagrams. <text:s/>look at slowness of LTSA example.</text:p>
        </text:list-item>
        <text:list-item>
          <text:p text:style-name="P31">inherited factory doesn't always seem to have a creator part! <text:s/>works ok via BB though...</text:p>
        </text:list-item>
        <text:list-item>
          <text:p text:style-name="P31"><text:span text:style-name="T2">upgrade dock</text:span> 20/3/2009</text:p>
        </text:list-item>
        <text:list-item>
          <text:p text:style-name="P31">update EMF/UML2 version to current</text:p>
        </text:list-item>
        <text:list-item>
          <text:p text:style-name="P14">fix ODB problem with port kind</text:p>
        </text:list-item>
        <text:list-item>
          <text:p text:style-name="P39">add full fetch groups for ODB or make faster somehow (embedded delta engine?) for browser</text:p>
        </text:list-item>
        <text:list-item>
          <text:p text:style-name="P31">fix web-page generation to have style completely in case tool + pdf generation + better html editing</text:p>
        </text:list-item>
        <text:list-item>
          <text:p text:style-name="P31">fix bean import to allow missing primitives to be ignored (e.g. Thread in SWT), fix for GWT verticalsplitter, type removal</text:p>
        </text:list-item>
        <text:list-item>
          <text:p text:style-name="P31">import causes lots of duplicates if re-importing. <text:s/>plus, need to make robust for re-import by fixing UUID for each to a constant – perhaps based on the full pkg + name?</text:p>
        </text:list-item>
        <text:list-item>
          <text:p text:style-name="P31">fix component destruction to work recursively + provide remove() methods.</text:p>
        </text:list-item>
        <text:list-item>
          <text:p text:style-name="P31">better “port location” when pressing spacebar on class</text:p>
        </text:list-item>
        <text:list-item>
          <text:p text:style-name="P31">tweak for mac ui + runnable jar + install</text:p>
        </text:list-item>
        <text:list-item>
          <text:p text:style-name="P31">formal (?) issue when replaced constituent is picked up on multiple resemblance paths</text:p>
        </text:list-item>
        <text:list-item>
          <text:p text:style-name="P31">tabbing on types for attrs + params (also controlled via visibility)</text:p>
        </text:list-item>
        <text:list-item>
          <text:p text:style-name="P31">checking rules for visibility of stereotypes</text:p>
        </text:list-item>
        <text:list-item>
          <text:p text:style-name="P31">tabbing should always take visibility into account</text:p>
        </text:list-item>
        <text:list-item>
          <text:p text:style-name="P31">allow spaces and newlines in strata for generation and batch files</text:p>
        </text:list-item>
        <text:list-item>
          <text:p text:style-name="P31">fix up multi-user (exceptions on undo/redo) and provide visual conflict indicators + db locking for garbage collection / import</text:p>
        </text:list-item>
        <text:list-item>
          <text:p text:style-name="P31">implement all the rules in the formal spec + placeholder checks</text:p>
        </text:list-item>
        <text:list-item>
          <text:p text:style-name="P31">more unit tests for delta engine + runtime</text:p>
        </text:list-item>
        <text:list-item>
          <text:p text:style-name="P31">able to mark elements and packages as “ignore” for current running, so we can run partially complete models</text:p>
        </text:list-item>
        <text:list-item>
          <text:p text:style-name="P14">fix “int” use in attributes – should turn into Integer 11/7/2009</text:p>
        </text:list-item>
        <text:list-item>
          <text:p text:style-name="P14">make provides/req and connectors join to middle of standard size port and iconified interface -&gt; will make diagrams much less fiddly to maintain 8/7/2009</text:p>
        </text:list-item>
        <text:list-item>
          <text:p text:style-name="P31">fix so that connector previews show, and connectors straighten properly when ports resized</text:p>
        </text:list-item>
        <text:list-item>
          <text:p text:style-name="P31">when holding down and dragging, provide a mode where alignment with another element's top causes it to be sticky</text:p>
        </text:list-item>
        <text:list-item>
          <text:p text:style-name="P31">refreshing delta backbone code tab causes exception, so does “open parent in new tab” when used twice</text:p>
        </text:list-item>
        <text:list-item>
          <text:p text:style-name="P14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31"><text:span text:style-name="T2">“expand” for port interfaces, resemblance, other things</text:span> 23/4/2009</text:p>
        </text:list-item>
        <text:list-item>
          <text:p text:style-name="P14">generation should be performed as a long running background task</text:p>
        </text:list-item>
        <text:list-item>
          <text:p text:style-name="P14">fix indices (e.g. causes a problem with design grid layout)</text:p>
        </text:list-item>
        <text:list-item>
          <text:p text:style-name="P14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text:style-name="L3">
        <text:list-item>
          <text:p text:style-name="P22">fix up alloy spec for feedback connectors</text:p>
        </text:list-item>
        <text:list-item>
          <text:p text:style-name="P59">fix up alloy interpretation in case tool</text:p>
        </text:list-item>
      </text:list>
      <text:p text:style-name="Standard"/>
      <text:p text:style-name="Standard">Future work:</text:p>
      <text:p text:style-name="Standard"/>
      <text:list text:style-name="L4">
        <text:list-item>
          <text:p text:style-name="P60">extensible feature modelling via feature diagrams which can be evolved</text:p>
        </text:list-item>
        <text:list-item>
          <text:p text:style-name="P60"><text:soft-page-break/>refactoring tool to examine and change leaf components</text:p>
        </text:list-item>
        <text:list-item>
          <text:p text:style-name="P60">extensible stereotypes (i.e. can load in new stereotypes with new visual look of components/interfaces + icons + expanders)</text:p>
        </text:list-item>
        <text:list-item>
          <text:p text:style-name="P60">extensible runtime (+ generation time for hardcoded generators) by phrasing as an evolve model and allowing redefinition</text:p>
        </text:list-item>
        <text:list-item>
          <text:p text:style-name="P60">periodic autosave if quiet for N seconds. <text:s/>possibly timed backups also.</text:p>
        </text:list-item>
        <text:list-item>
          <text:p text:style-name="P60">allow even base types in the backbone model to be replaced</text:p>
        </text:list-item>
        <text:list-item>
          <text:p text:style-name="P60">extensible case tool modeled in Evolve</text:p>
        </text:list-item>
        <text:list-item>
          <text:p text:style-name="P60">able to mark elements, strata and packages so they are not checked. <text:s/>i.e. so we can keep running even while designing.</text:p>
        </text:list-item>
        <text:list-item>
          <text:p text:style-name="P60">sequence diagrams + reverse translation of LTSA into seq diagram for behavioural analysis including customisable LTS for stereotypes and hyperports</text:p>
        </text:list-item>
        <text:list-item>
          <text:p text:style-name="P60">“stationary” stereotype for parts to allow old versions to be used (e.g. old XML parser) + mapping onto OSGi or module approaches</text:p>
        </text:list-item>
      </text:list>
      <text:list text:style-name="L1" text:continue-numbering="true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1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<text:soft-page-break/>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text:style-name="L5">
        <text:list-item>
          <text:p text:style-name="P95">J2SE + Swing</text:p>
        </text:list-item>
        <text:list-item>
          <text:p text:style-name="P95">JPA + extensible db schemas</text:p>
        </text:list-item>
        <text:list-item>
          <text:p text:style-name="P95">Webservices profile</text:p>
        </text:list-item>
        <text:list-item>
          <text:p text:style-name="P95">GWT (mostly done)</text:p>
        </text:list-item>
        <text:list-item>
          <text:p text:style-name="P95">Spring?</text:p>
        </text:list-item>
        <text:list-item>
          <text:p text:style-name="P95">OSGi / JSR294 / Jigsaw modules</text:p>
        </text:list-item>
        <text:list-item>
          <text:p text:style-name="P95">Android</text:p>
        </text:list-item>
        <text:list-item>
          <text:p text:style-name="P95">.Net</text:p>
        </text:list-item>
        <text:list-item>
          <text:p text:style-name="P95">C/C++ and Linux</text:p>
        </text:list-item>
        <text:list-item>
          <text:p text:style-name="P95">Objective-C (Mac and iPhone)</text:p>
        </text:list-item>
        <text:list-item>
          <text:p text:style-name="P95">Component modeling support for different libraries: gaming (spgl or pulpcore?), scenegraphs etc. <text:s/>Could sell these as add-ons.</text:p>
        </text:list-item>
        <text:list-item>
          <text:p text:style-name="P95">fuller UML2 support?</text:p>
        </text:list-item>
        <text:list-item>
          <text:p text:style-name="P95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w</meta:initial-creator>
    <meta:creation-date>2008-12-10T00:16:48</meta:creation-date>
    <dc:creator>andrew</dc:creator>
    <dc:date>2009-09-21T20:53:27</dc:date>
    <meta:printed-by>andrew</meta:printed-by>
    <meta:print-date>2008-12-10T00:31:39</meta:print-date>
    <meta:editing-cycles>147</meta:editing-cycles>
    <meta:editing-duration>PT2H56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8" meta:word-count="1475" meta:character-count="9305"/>
  </office:meta>
</office:document-meta>
</file>